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143b3d"/>
    </style:style>
    <style:style style:name="P3" style:family="paragraph" style:parent-style-name="Text_20_body">
      <style:paragraph-properties fo:margin-top="0in" fo:margin-bottom="0in" style:contextual-spacing="false" fo:break-before="page"/>
      <style:text-properties officeooo:paragraph-rsid="00143b3d"/>
    </style:style>
    <style:style style:name="T1" style:family="text">
      <style:text-properties officeooo:rsid="0015a923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leetcode.com/problems/number-of-good-leaf-nodes-pairs/" text:style-name="Internet_20_link" text:visited-style-name="Visited_20_Internet_20_Link">1530. Number of Good Leaf Nodes Pairs</text:a></text:h>
      <text:h text:style-name="Heading_20_4" text:outline-level="4">LCA approach</text:h>
      <text:p text:style-name="P1">/*</text:p>
      <text:p text:style-name="P1"><text:s text:c="4"/>Get all leafs,</text:p>
      <text:p text:style-name="P1"><text:s text:c="4"/>For each pair of leafs</text:p>
      <text:p text:style-name="P1"><text:s text:c="4"/>---get their LCA</text:p>
      <text:p text:style-name="P1"><text:s text:c="4"/>---using that LCA <text:span text:style-name="T1">to </text:span>compute the distance between the pair of leafs</text:p>
      <text:p text:style-name="P1"><text:s text:c="4"/>---increment the answer if the distance &lt;= given distance</text:p>
      <text:p text:style-name="P1"/>
      <text:p text:style-name="P1"><text:s text:c="4"/><text:span text:style-name="T2">Time complexity: O(n+3*(nb_leafs^2)*n)=O(n^3)</text:span></text:p>
      <text:p text:style-name="P1"><text:s text:c="4"/>Extra space complexity: O(nb_leafs+3n)=O(n)</text:p>
      <text:p text:style-name="P1">*/</text:p>
      <text:p text:style-name="P1">class Solution {</text:p>
      <text:p text:style-name="P1"><text:s text:c="4"/>public:</text:p>
      <text:p text:style-name="P1"><text:s text:c="8"/>std::vector&lt;TreeNode*&gt; leafs;</text:p>
      <text:p text:style-name="P1"><text:s text:c="4"/>public:</text:p>
      <text:p text:style-name="P1"><text:s text:c="8"/>void get_all_leafs(TreeNode* root){</text:p>
      <text:p text:style-name="P1"><text:s text:c="12"/>if(!root) return;</text:p>
      <text:p text:style-name="P1"/>
      <text:p text:style-name="P1"><text:s text:c="12"/>get_all_leafs(root-&gt;left);</text:p>
      <text:p text:style-name="P1"><text:s text:c="12"/>get_all_leafs(root-&gt;right);</text:p>
      <text:p text:style-name="P1"><text:s text:c="8"/></text:p>
      <text:p text:style-name="P1"><text:s text:c="12"/>if(!root-&gt;left&amp;&amp;!root-&gt;right) leafs.push_back(root);</text:p>
      <text:p text:style-name="P1"><text:s text:c="8"/>}</text:p>
      <text:p text:style-name="P1"><text:s text:c="8"/></text:p>
      <text:p text:style-name="P1"><text:s text:c="8"/>TreeNode* LCA(TreeNode* root, TreeNode* node1, TreeNode* node2){</text:p>
      <text:p text:style-name="P1"><text:s text:c="12"/>if(!root) return nullptr;</text:p>
      <text:p text:style-name="P1"/>
      <text:p text:style-name="P1"><text:s text:c="12"/>TreeNode* left=LCA(root-&gt;left,node1,node2);</text:p>
      <text:p text:style-name="P1"><text:s text:c="12"/>TreeNode* right=LCA(root-&gt;right,node1,node2);</text:p>
      <text:p text:style-name="P1"/>
      <text:p text:style-name="P1"><text:s text:c="12"/>if(left&amp;&amp;right || root==node1 || root==node2) return root;</text:p>
      <text:p text:style-name="P1"/>
      <text:p text:style-name="P1"><text:s text:c="12"/>return left?left:right;</text:p>
      <text:p text:style-name="P1"><text:s text:c="8"/>}</text:p>
      <text:p text:style-name="P1"/>
      <text:p text:style-name="P2"><text:s text:c="7"/></text:p>
      <text:p text:style-name="P3"><text:s/>void compute_distance_from_lca(TreeNode* lca,TreeNode* node,int&amp; tmp, int&amp; dist){</text:p>
      <text:p text:style-name="P1"><text:s text:c="12"/>if(!lca) return;</text:p>
      <text:p text:style-name="P1"/>
      <text:p text:style-name="P1"><text:s text:c="12"/>if(lca==node) dist=tmp;</text:p>
      <text:p text:style-name="P1"><text:s text:c="12"/>else{</text:p>
      <text:p text:style-name="P1"><text:s text:c="16"/>tmp++;</text:p>
      <text:p text:style-name="P1"><text:s text:c="16"/>compute_distance_from_lca(lca-&gt;left,node,tmp,dist);</text:p>
      <text:p text:style-name="P1"><text:s text:c="16"/>tmp--;</text:p>
      <text:p text:style-name="P1"/>
      <text:p text:style-name="P1"><text:s text:c="16"/>tmp++;</text:p>
      <text:p text:style-name="P1"><text:s text:c="16"/>compute_distance_from_lca(lca-&gt;right, node,tmp,dist);</text:p>
      <text:p text:style-name="P1"><text:s text:c="16"/>tmp--;</text:p>
      <text:p text:style-name="P1"><text:s text:c="12"/>} </text:p>
      <text:p text:style-name="P1"><text:s text:c="8"/>}</text:p>
      <text:p text:style-name="P1"/>
      <text:p text:style-name="P1"><text:s text:c="8"/>int countPairs(TreeNode* root, int distance) {</text:p>
      <text:p text:style-name="P1"><text:s text:c="12"/>get_all_leafs(root);</text:p>
      <text:p text:style-name="P1"><text:s text:c="12"/>int nb_leafs=leafs.size();</text:p>
      <text:p text:style-name="P1"><text:s text:c="12"/>int ans=0;</text:p>
      <text:p text:style-name="P1"><text:s text:c="12"/>for(int i=0;i&lt;nb_leafs-1;++i){</text:p>
      <text:p text:style-name="P1"><text:s text:c="16"/>for(int j=i+1;j&lt;nb_leafs;++j){</text:p>
      <text:p text:style-name="P1"><text:s text:c="20"/>TreeNode* lca=LCA(root,leafs[i],leafs[j]);</text:p>
      <text:p text:style-name="P1"><text:s text:c="20"/>int dist1=0;</text:p>
      <text:p text:style-name="P1"><text:s text:c="20"/>int tmp=0;</text:p>
      <text:p text:style-name="P1"><text:s text:c="20"/>compute_distance_from_lca(lca,leafs[i],tmp,dist1);</text:p>
      <text:p text:style-name="P1"><text:s text:c="20"/>int dist2=0;</text:p>
      <text:p text:style-name="P1"><text:s text:c="20"/>compute_distance_from_lca(lca,leafs[j],tmp,dist2);</text:p>
      <text:p text:style-name="P1"><text:s text:c="20"/>if(dist1+dist2&lt;=distance) ans++;</text:p>
      <text:p text:style-name="P1"><text:s text:c="16"/>}</text:p>
      <text:p text:style-name="P1"><text:s text:c="12"/>}</text:p>
      <text:p text:style-name="P1"><text:s text:c="12"/></text:p>
      <text:p text:style-name="P1"><text:s text:c="12"/>return ans;</text:p>
      <text:p text:style-name="P1"><text:s text:c="8"/>}</text:p>
      <text:p text:style-name="P1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9:24:12.371778343</meta:creation-date>
    <dc:date>2024-07-18T19:34:27.921095058</dc:date>
    <meta:editing-duration>PT8M1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63" meta:word-count="151" meta:character-count="2069" meta:non-whitespace-character-count="1348"/>
  </office:meta>
</office:document-meta>
</file>